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77683586060838852" text:style-name="WWNum2">
        <text:list-item>
          <text:p text:style-name="P2">Io voglio stare sempre bene ed in perfetta salute </text:p>
        </text:list-item>
        <text:list-item>
          <text:p text:style-name="P1">Io voglio fare il possibile per aiutare a stare bene le persone care</text:p>
        </text:list-item>
        <text:list-item>
          <text:p text:style-name="P1">Io voglio essere capace di apprendere con facilità qualsiasi concetto</text:p>
        </text:list-item>
        <text:list-item>
          <text:p text:style-name="P1">Io voglio fare attività fisica con estrema tranquillità</text:p>
        </text:list-item>
        <text:list-item>
          <text:p text:style-name="P1">Io voglio andare in vacanza in compagnia in una località balneare in periodo estivo</text:p>
        </text:list-item>
        <text:list-item>
          <text:p text:style-name="P1">Io voglio scoprire qualcosa di nuovo e condividerlo con il mondo</text:p>
        </text:list-item>
        <text:list-item>
          <text:p text:style-name="P1">Io voglio capire come generare numeri primi</text:p>
        </text:list-item>
        <text:list-item>
          <text:p text:style-name="P1">Io voglio fare un viaggio spaziale</text:p>
        </text:list-item>
        <text:list-item>
          <text:p text:style-name="P1">Io voglio laurearmi</text:p>
        </text:list-item>
        <text:list-item>
          <text:p text:style-name="P1">Io voglio innamorarmi fortemente ed essere ricambiato</text:p>
        </text:list-item>
        <text:list-item>
          <text:p text:style-name="P1">Io voglio visitare l’Australia Zoo</text:p>
        </text:list-item>
        <text:list-item>
          <text:p text:style-name="P1">Io voglio vedere un pianeta dal telescopio</text:p>
        </text:list-item>
        <text:list-item>
          <text:p text:style-name="P1">Io voglio una Tesla Model Y grigia</text:p>
        </text:list-item>
        <text:list-item>
          <text:p text:style-name="P1">Io voglio creare un robot funzionante</text:p>
        </text:list-item>
        <text:list-item>
          <text:p text:style-name="P1">Io voglio passare l’esame di Analisi matematica 1</text:p>
        </text:list-item>
        <text:list-item>
          <text:p text:style-name="P1">Io voglio diventare famoso e apprezzato</text:p>
        </text:list-item>
        <text:list-item>
          <text:p text:style-name="P1">Io voglio fare in modo di avere un rapporto positivo con Dio</text:p>
        </text:list-item>
        <text:list-item>
          <text:p text:style-name="P1">Io voglio fare un viaggio bellissimo ed emozionante in compagnia di una persona speciale</text:p>
        </text:list-item>
        <text:list-item>
          <text:p text:style-name="P1">Io voglio fare una settimana bianca a Cortina D’Ampezzo</text:p>
        </text:list-item>
        <text:list-item>
          <text:p text:style-name="P1">Io voglio abitare in una villa con prato inglese e piscina in muratura</text:p>
        </text:list-item>
        <text:list-item>
          <text:p text:style-name="P1">Io voglio aprire e gestire un distributore di benzina</text:p>
        </text:list-item>
        <text:list-item>
          <text:p text:style-name="P1">Io voglio una famiglia felice con dei figli in perfetta salute</text:p>
        </text:list-item>
        <text:list-item>
          <text:p text:style-name="P1">Io voglio essere vaccinato contro il Covid-19 e le sue varianti</text:p>
        </text:list-item>
        <text:list-item>
          <text:p text:style-name="P1">Io voglio pubblicare la mia biografia</text:p>
        </text:list-item>
        <text:list-item>
          <text:p text:style-name="P1">Io voglio essere una persona colta</text:p>
        </text:list-item>
        <text:list-item>
          <text:p text:style-name="P1">Io voglio pubblicare le avventure di Daniele e Shin</text:p>
        </text:list-item>
        <text:list-item>
          <text:p text:style-name="P1">Io voglio le Versace jeans couture sneakers basse bianche e nuove a 150 euro</text:p>
        </text:list-item>
        <text:list-item>
          <text:p text:style-name="P1">Io voglio confessarmi da un sacerdote</text:p>
        </text:list-item>
        <text:list-item>
          <text:p text:style-name="P1">Io voglio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it" fo:country="IT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it" fo:country="IT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a Morazzano</meta:initial-creator>
    <dc:creator>Luca Morazzano</dc:creator>
    <meta:editing-cycles>60</meta:editing-cycles>
    <meta:creation-date>2021-04-05T11:48:00</meta:creation-date>
    <dc:date>2024-05-06T19:48:52.41</dc:date>
    <meta:editing-duration>PT2M10S</meta:editing-duration>
    <meta:generator>OpenOffice/4.1.12$Win32 OpenOffice.org_project/4112m1$Build-9809</meta:generator>
    <meta:document-statistic meta:table-count="0" meta:image-count="0" meta:object-count="0" meta:page-count="1" meta:paragraph-count="29" meta:word-count="278" meta:character-count="154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